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lfaen" svg:font-family="Sylfaen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ylfaen" fo:font-size="18pt" fo:font-weight="bold" style:font-size-asian="18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Sylfaen" fo:font-size="18pt" fo:font-weight="bold" style:font-size-asian="18pt" style:font-weight-asian="bold"/>
    </style:style>
    <style:style style:name="T1" style:family="text">
      <style:text-properties style:font-name="Sylfaen" fo:font-size="18pt" fo:font-weight="bold" style:font-size-asian="18pt" style:font-weight-asian="bold"/>
    </style:style>
    <style:style style:name="T2" style:family="text">
      <style:text-properties style:font-name="Sylfaen" fo:font-size="18pt" fo:font-weight="bold" officeooo:rsid="000cfef5" style:font-size-asian="18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heory-lectures-v2 </text:span></text:p>
      <text:p text:style-name="Standard"><text:span text:style-name="T1">Page</text:span></text:p>
      <text:p text:style-name="P1"><text:span text:style-name="T1">1</text:span><text:bookmark text:name="_GoBack"/><text:span text:style-name="T2">20</text:span></text:p>
      <text:p text:style-name="P2"/>
      <text:p text:style-name="P1"><text:span text:style-name="T1">-----------------------------------------------------------------</text:span></text:p>
      <text:p text:style-name="Standard"><text:span text:style-name="T1">assignments-js-fundamentals</text:span></text:p>
      <text:p text:style-name="Standard"><text:span text:style-name="T1">page </text:span></text:p>
      <text:p text:style-name="Standard"><text:span text:style-name="T1">Challenges:</text:span> <text:span text:style-name="T1">Solutions</text:span></text:p>
      <text:p text:style-name="P1"><text:span text:style-name="T1">---</text:span></text:p>
      <text:p text:style-name="P3"/>
      <text:p text:style-name="P1"><text:span text:style-name="T1">-----------------------------------------------------------------</text:span></text:p>
      <text:p text:style-name="Standard"><text:span text:style-name="T1">all-coding-challenges</text:span></text:p>
      <text:p text:style-name="Standard"><text:span text:style-name="T1">page</text:span></text:p>
      <text:p text:style-name="P1"><text:span text:style-name="T1">15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lfaen" svg:font-family="Sylfae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sha</meta:initial-creator>
    <meta:editing-cycles>14</meta:editing-cycles>
    <meta:creation-date>2022-11-30T21:08:00</meta:creation-date>
    <dc:date>2023-07-21T01:05:30.839078040</dc:date>
    <meta:editing-duration>P2DT13H3M51S</meta:editing-duration>
    <meta:generator>LibreOffice/7.3.7.2$Linux_X86_64 LibreOffice_project/30$Build-2</meta:generator>
    <meta:document-statistic meta:table-count="0" meta:image-count="0" meta:object-count="0" meta:page-count="1" meta:paragraph-count="12" meta:word-count="13" meta:character-count="239" meta:non-whitespace-character-count="236"/>
    <meta:user-defined meta:name="AppVersion">16.0000</meta:user-defined>
    <meta:template xlink:type="simple" xlink:actuate="onRequest" xlink:title="Normal.dotm" xlink:href=""/>
  </office:meta>
</office:document-meta>
</file>